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Camryn</text:p>
          </table:table-cell>
          <table:table-cell office:value-type="string" calcext:value-type="string">
            <text:p>cbeaver@poets.whittier.edu</text:p>
          </table:table-cell>
          <table:table-cell office:value-type="float" office:value="20655617" calcext:value-type="float">
            <text:p>20655617</text:p>
          </table:table-cell>
          <table:table-cell office:value-type="float" office:value="91.3" calcext:value-type="float">
            <text:p>91.3</text:p>
          </table:table-cell>
          <table:table-cell office:value-type="float" office:value="97.07" calcext:value-type="float">
            <text:p>97.07</text:p>
          </table:table-cell>
          <table:table-cell office:value-type="float" office:value="93.56" calcext:value-type="float">
            <text:p>93.56</text:p>
          </table:table-cell>
          <table:table-cell office:value-type="float" office:value="90.14" calcext:value-type="float">
            <text:p>90.14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brown5@poets.whittier.edu</text:p>
          </table:table-cell>
          <table:table-cell office:value-type="float" office:value="20665882" calcext:value-type="float">
            <text:p>20665882</text:p>
          </table:table-cell>
          <table:table-cell office:value-type="float" office:value="81.83" calcext:value-type="float">
            <text:p>81.83</text:p>
          </table:table-cell>
          <table:table-cell office:value-type="float" office:value="67.14" calcext:value-type="float">
            <text:p>67.14</text:p>
          </table:table-cell>
          <table:table-cell office:value-type="float" office:value="56.88" calcext:value-type="float">
            <text:p>56.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burquez@poets.whittier.edu</text:p>
          </table:table-cell>
          <table:table-cell office:value-type="float" office:value="20669827" calcext:value-type="float">
            <text:p>20669827</text:p>
          </table:table-cell>
          <table:table-cell office:value-type="float" office:value="79.57" calcext:value-type="float">
            <text:p>79.57</text:p>
          </table:table-cell>
          <table:table-cell office:value-type="float" office:value="93.72" calcext:value-type="float">
            <text:p>93.72</text:p>
          </table:table-cell>
          <table:table-cell office:value-type="float" office:value="95.14" calcext:value-type="float">
            <text:p>95.14</text:p>
          </table:table-cell>
          <table:table-cell office:value-type="float" office:value="82.92" calcext:value-type="float">
            <text:p>82.92</text:p>
          </table:table-cell>
          <table:table-cell/>
        </table:table-row>
        <table:table-row table:style-name="ro1">
          <table:table-cell office:value-type="string" calcext:value-type="string">
            <text:p>Chae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chae@poets.whittier.edu</text:p>
          </table:table-cell>
          <table:table-cell office:value-type="float" office:value="20656174" calcext:value-type="float">
            <text:p>20656174</text:p>
          </table:table-cell>
          <table:table-cell office:value-type="float" office:value="70.71" calcext:value-type="float">
            <text:p>70.71</text:p>
          </table:table-cell>
          <table:table-cell office:value-type="float" office:value="67.94" calcext:value-type="float">
            <text:p>67.94</text:p>
          </table:table-cell>
          <table:table-cell office:value-type="float" office:value="81.97" calcext:value-type="float">
            <text:p>81.97</text:p>
          </table:table-cell>
          <table:table-cell office:value-type="float" office:value="91.19" calcext:value-type="float">
            <text:p>91.19</text:p>
          </table:table-cell>
          <table:table-cell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cicero@poets.whittier.edu</text:p>
          </table:table-cell>
          <table:table-cell office:value-type="float" office:value="20659683" calcext:value-type="float">
            <text:p>20659683</text:p>
          </table:table-cell>
          <table:table-cell office:value-type="float" office:value="55.91" calcext:value-type="float">
            <text:p>55.91</text:p>
          </table:table-cell>
          <table:table-cell office:value-type="float" office:value="57.95" calcext:value-type="float">
            <text:p>57.95</text:p>
          </table:table-cell>
          <table:table-cell office:value-type="float" office:value="75.51" calcext:value-type="float">
            <text:p>75.51</text:p>
          </table:table-cell>
          <table:table-cell office:value-type="float" office:value="92.63" calcext:value-type="float">
            <text:p>92.63</text:p>
          </table:table-cell>
          <table:table-cell/>
        </table:table-row>
        <table:table-row table:style-name="ro1">
          <table:table-cell office:value-type="string" calcext:value-type="string">
            <text:p>Cox-Gonzalez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acoxgonz@poets.whittier.edu</text:p>
          </table:table-cell>
          <table:table-cell office:value-type="float" office:value="20653878" calcext:value-type="float">
            <text:p>20653878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llen</text:p>
          </table:table-cell>
          <table:table-cell office:value-type="string" calcext:value-type="string">
            <text:p>Arabella</text:p>
          </table:table-cell>
          <table:table-cell office:value-type="string" calcext:value-type="string">
            <text:p>acullen@poets.whittier.edu</text:p>
          </table:table-cell>
          <table:table-cell office:value-type="float" office:value="20658741" calcext:value-type="float">
            <text:p>20658741</text:p>
          </table:table-cell>
          <table:table-cell office:value-type="float" office:value="93.21" calcext:value-type="float">
            <text:p>93.21</text:p>
          </table:table-cell>
          <table:table-cell/>
          <table:table-cell office:value-type="float" office:value="85.95" calcext:value-type="float">
            <text:p>85.95</text:p>
          </table:table-cell>
          <table:table-cell office:value-type="float" office:value="91.76" calcext:value-type="float">
            <text:p>91.76</text:p>
          </table:table-cell>
          <table:table-cell/>
        </table:table-row>
        <table:table-row table:style-name="ro1">
          <table:table-cell office:value-type="string" calcext:value-type="string">
            <text:p>Dandu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derejemoney@gmail.com</text:p>
          </table:table-cell>
          <table:table-cell office:value-type="float" office:value="20674593" calcext:value-type="float">
            <text:p>20674593</text:p>
          </table:table-cell>
          <table:table-cell office:value-type="float" office:value="71.87" calcext:value-type="float">
            <text:p>71.87</text:p>
          </table:table-cell>
          <table:table-cell office:value-type="float" office:value="73.64" calcext:value-type="float">
            <text:p>73.64</text:p>
          </table:table-cell>
          <table:table-cell office:value-type="float" office:value="90.25" calcext:value-type="float">
            <text:p>90.25</text:p>
          </table:table-cell>
          <table:table-cell office:value-type="float" office:value="89.13" calcext:value-type="float">
            <text:p>89.13</text:p>
          </table:table-cell>
          <table:table-cell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degardi@poets.whittier.edu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85.57" calcext:value-type="float">
            <text:p>85.57</text:p>
          </table:table-cell>
          <table:table-cell office:value-type="float" office:value="98.85" calcext:value-type="float">
            <text:p>98.85</text:p>
          </table:table-cell>
          <table:table-cell office:value-type="float" office:value="87.47" calcext:value-type="float">
            <text:p>87.47</text:p>
          </table:table-cell>
          <table:table-cell office:value-type="float" office:value="90.14" calcext:value-type="float">
            <text:p>90.14</text:p>
          </table:table-cell>
          <table:table-cell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ilsdega@gmail.com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flores5@poets.whittier.edu</text:p>
          </table:table-cell>
          <table:table-cell office:value-type="float" office:value="20653408" calcext:value-type="float">
            <text:p>20653408</text:p>
          </table:table-cell>
          <table:table-cell table:formula="of:=88.75+10" office:value-type="float" office:value="98.75" calcext:value-type="float">
            <text:p>98.75</text:p>
          </table:table-cell>
          <table:table-cell office:value-type="float" office:value="83.67" calcext:value-type="float">
            <text:p>83.67</text:p>
          </table:table-cell>
          <table:table-cell office:value-type="float" office:value="85.58" calcext:value-type="float">
            <text:p>85.58</text:p>
          </table:table-cell>
          <table:table-cell office:value-type="float" office:value="93.45" calcext:value-type="float">
            <text:p>93.45</text:p>
          </table:table-cell>
          <table:table-cell/>
        </table:table-row>
        <table:table-row table:style-name="ro1">
          <table:table-cell office:value-type="string" calcext:value-type="string">
            <text:p>Hendrickso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thendric@poets.whittier.edu</text:p>
          </table:table-cell>
          <table:table-cell office:value-type="float" office:value="20664375" calcext:value-type="float">
            <text:p>20664375</text:p>
          </table:table-cell>
          <table:table-cell office:value-type="float" office:value="83.65" calcext:value-type="float">
            <text:p>83.65</text:p>
          </table:table-cell>
          <table:table-cell office:value-type="float" office:value="48.07" calcext:value-type="float">
            <text:p>48.07</text:p>
          </table:table-cell>
          <table:table-cell office:value-type="float" office:value="88.15" calcext:value-type="float">
            <text:p>88.15</text:p>
          </table:table-cell>
          <table:table-cell office:value-type="float" office:value="83.42" calcext:value-type="float">
            <text:p>83.42</text:p>
          </table:table-cell>
          <table:table-cell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bhess@poets.whittier.edu</text:p>
          </table:table-cell>
          <table:table-cell office:value-type="float" office:value="20666769" calcext:value-type="float">
            <text:p>20666769</text:p>
          </table:table-cell>
          <table:table-cell office:value-type="float" office:value="98.63" calcext:value-type="float">
            <text:p>98.63</text:p>
          </table:table-cell>
          <table:table-cell office:value-type="float" office:value="94.35" calcext:value-type="float">
            <text:p>94.35</text:p>
          </table:table-cell>
          <table:table-cell office:value-type="float" office:value="93.64" calcext:value-type="float">
            <text:p>93.64</text:p>
          </table:table-cell>
          <table:table-cell office:value-type="float" office:value="72.83" calcext:value-type="float">
            <text:p>72.83</text:p>
          </table:table-cell>
          <table:table-cell/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Jens </text:p>
          </table:table-cell>
          <table:table-cell office:value-type="string" calcext:value-type="string">
            <text:p>jhoffma3@poets.whittier.edu</text:p>
          </table:table-cell>
          <table:table-cell office:value-type="float" office:value="206596967" calcext:value-type="float">
            <text:p>206596967</text:p>
          </table:table-cell>
          <table:table-cell office:value-type="float" office:value="87.9" calcext:value-type="float">
            <text:p>87.9</text:p>
          </table:table-cell>
          <table:table-cell office:value-type="float" office:value="70.93" calcext:value-type="float">
            <text:p>70.93</text:p>
          </table:table-cell>
          <table:table-cell office:value-type="float" office:value="97.64" calcext:value-type="float">
            <text:p>97.64</text:p>
          </table:table-cell>
          <table:table-cell office:value-type="float" office:value="95.45" calcext:value-type="float">
            <text:p>95.45</text:p>
          </table:table-cell>
          <table:table-cell/>
        </table:table-row>
        <table:table-row table:style-name="ro1">
          <table:table-cell office:value-type="string" calcext:value-type="string">
            <text:p>Jasso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jasso@poets.whittier.edu</text:p>
          </table:table-cell>
          <table:table-cell office:value-type="float" office:value="20660991" calcext:value-type="float">
            <text:p>20660991</text:p>
          </table:table-cell>
          <table:table-cell office:value-type="float" office:value="94.16" calcext:value-type="float">
            <text:p>94.16</text:p>
          </table:table-cell>
          <table:table-cell office:value-type="float" office:value="96.15" calcext:value-type="float">
            <text:p>96.15</text:p>
          </table:table-cell>
          <table:table-cell office:value-type="float" office:value="85.75" calcext:value-type="float">
            <text:p>85.75</text:p>
          </table:table-cell>
          <table:table-cell office:value-type="float" office:value="89.81" calcext:value-type="float">
            <text:p>89.81</text:p>
          </table:table-cell>
          <table:table-cell/>
        </table:table-row>
        <table:table-row table:style-name="ro1">
          <table:table-cell office:value-type="string" calcext:value-type="string">
            <text:p>Kastl-Given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kastlgi@poets.whittier.edu</text:p>
          </table:table-cell>
          <table:table-cell office:value-type="float" office:value="20665224" calcext:value-type="float">
            <text:p>20665224</text:p>
          </table:table-cell>
          <table:table-cell table:formula="of:=84.7+10" office:value-type="float" office:value="94.7" calcext:value-type="float">
            <text:p>94.7</text:p>
          </table:table-cell>
          <table:table-cell office:value-type="float" office:value="93.09" calcext:value-type="float">
            <text:p>93.09</text:p>
          </table:table-cell>
          <table:table-cell office:value-type="float" office:value="73.72" calcext:value-type="float">
            <text:p>73.72</text:p>
          </table:table-cell>
          <table:table-cell office:value-type="float" office:value="86.93" calcext:value-type="float">
            <text:p>86.93</text:p>
          </table:table-cell>
          <table:table-cell/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evenlora2020@gmail.com</text:p>
          </table:table-cell>
          <table:table-cell office:value-type="float" office:value="20667060" calcext:value-type="float">
            <text:p>20667060</text:p>
          </table:table-cell>
          <table:table-cell table:formula="of:=78.84+10" office:value-type="float" office:value="88.84" calcext:value-type="float">
            <text:p>88.84</text:p>
          </table:table-cell>
          <table:table-cell office:value-type="float" office:value="63.61" calcext:value-type="float">
            <text:p>63.61</text:p>
          </table:table-cell>
          <table:table-cell office:value-type="float" office:value="97.2" calcext:value-type="float">
            <text:p>97.2</text:p>
          </table:table-cell>
          <table:table-cell office:value-type="float" office:value="67.04" calcext:value-type="float">
            <text:p>67.04</text:p>
          </table:table-cell>
          <table:table-cell/>
        </table:table-row>
        <table:table-row table:style-name="ro1">
          <table:table-cell office:value-type="string" calcext:value-type="string">
            <text:p>O'Driscoll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codrisco@poets.whittier.edu</text:p>
          </table:table-cell>
          <table:table-cell office:value-type="float" office:value="20674889" calcext:value-type="float">
            <text:p>20674889</text:p>
          </table:table-cell>
          <table:table-cell office:value-type="float" office:value="77.95" calcext:value-type="float">
            <text:p>77.95</text:p>
          </table:table-cell>
          <table:table-cell office:value-type="float" office:value="64.74" calcext:value-type="float">
            <text:p>64.74</text:p>
          </table:table-cell>
          <table:table-cell office:value-type="float" office:value="90.18" calcext:value-type="float">
            <text:p>90.18</text:p>
          </table:table-cell>
          <table:table-cell office:value-type="float" office:value="83.43" calcext:value-type="float">
            <text:p>83.43</text:p>
          </table:table-cell>
          <table:table-cell/>
        </table:table-row>
        <table:table-row table:style-name="ro1">
          <table:table-cell office:value-type="string" calcext:value-type="string">
            <text:p>Owen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owens@poets.whittier.edu</text:p>
          </table:table-cell>
          <table:table-cell office:value-type="float" office:value="20660988" calcext:value-type="float">
            <text:p>20660988</text:p>
          </table:table-cell>
          <table:table-cell office:value-type="float" office:value="78.03" calcext:value-type="float">
            <text:p>78.03</text:p>
          </table:table-cell>
          <table:table-cell office:value-type="float" office:value="97.67" calcext:value-type="float">
            <text:p>97.67</text:p>
          </table:table-cell>
          <table:table-cell office:value-type="float" office:value="98.26" calcext:value-type="float">
            <text:p>98.26</text:p>
          </table:table-cell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ypintado@poets.whittier.edu</text:p>
          </table:table-cell>
          <table:table-cell office:value-type="float" office:value="20660168" calcext:value-type="float">
            <text:p>20660168</text:p>
          </table:table-cell>
          <table:table-cell office:value-type="float" office:value="97.78" calcext:value-type="float">
            <text:p>97.78</text:p>
          </table:table-cell>
          <table:table-cell office:value-type="float" office:value="88.39" calcext:value-type="float">
            <text:p>88.39</text:p>
          </table:table-cell>
          <table:table-cell office:value-type="float" office:value="99.56" calcext:value-type="float">
            <text:p>99.56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string" calcext:value-type="string">
            <text:p>Plaskett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plasket@poets.whittier.edu</text:p>
          </table:table-cell>
          <table:table-cell office:value-type="float" office:value="20659093" calcext:value-type="float">
            <text:p>20659093</text:p>
          </table:table-cell>
          <table:table-cell office:value-type="float" office:value="93.7" calcext:value-type="float">
            <text:p>93.7</text:p>
          </table:table-cell>
          <table:table-cell office:value-type="float" office:value="98.87" calcext:value-type="float">
            <text:p>98.87</text:p>
          </table:table-cell>
          <table:table-cell office:value-type="float" office:value="98.75" calcext:value-type="float">
            <text:p>98.75</text:p>
          </table:table-cell>
          <table:table-cell office:value-type="float" office:value="97.29" calcext:value-type="float">
            <text:p>97.29</text:p>
          </table:table-cell>
          <table:table-cell/>
        </table:table-row>
        <table:table-row table:style-name="ro1">
          <table:table-cell office:value-type="string" calcext:value-type="string">
            <text:p>Saavedr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saaved1@poets.whittier.edu</text:p>
          </table:table-cell>
          <table:table-cell office:value-type="float" office:value="20655387" calcext:value-type="float">
            <text:p>20655387</text:p>
          </table:table-cell>
          <table:table-cell office:value-type="float" office:value="70.55" calcext:value-type="float">
            <text:p>70.55</text:p>
          </table:table-cell>
          <table:table-cell office:value-type="float" office:value="35.67" calcext:value-type="float">
            <text:p>35.67</text:p>
          </table:table-cell>
          <table:table-cell office:value-type="float" office:value="67.3" calcext:value-type="float">
            <text:p>67.3</text:p>
          </table:table-cell>
          <table:table-cell office:value-type="float" office:value="64.19" calcext:value-type="float">
            <text:p>64.19</text:p>
          </table:table-cell>
          <table:table-cell/>
        </table:table-row>
        <table:table-row table:style-name="ro1">
          <table:table-cell office:value-type="string" calcext:value-type="string">
            <text:p>Villagomez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xvillago@poets.whittier.edu</text:p>
          </table:table-cell>
          <table:table-cell office:value-type="float" office:value="20643577" calcext:value-type="float">
            <text:p>20643577</text:p>
          </table:table-cell>
          <table:table-cell table:formula="of:=76.09+10" office:value-type="float" office:value="86.09" calcext:value-type="float">
            <text:p>86.09</text:p>
          </table:table-cell>
          <table:table-cell office:value-type="float" office:value="66.14" calcext:value-type="float">
            <text:p>66.14</text:p>
          </table:table-cell>
          <table:table-cell office:value-type="float" office:value="76.33" calcext:value-type="float">
            <text:p>76.33</text:p>
          </table:table-cell>
          <table:table-cell office:value-type="float" office:value="83.18" calcext:value-type="float">
            <text:p>83.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50">
      <number:minutes number:style="long"/>
      <number:text>:</number:text>
      <number:seconds number:style="long" number:decimal-places="1"/>
    </number:time-style>
    <number:date-style style:name="N149">
      <number:year number:style="long"/>
      <number:text>/</number:text>
      <number:month number:style="long"/>
      <number:text>/</number:text>
      <number:day number:style="long"/>
    </number:dat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date-style style:name="N144">
      <number:day/>
      <number:text>-</number:text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day/>
      <number:text>-</number:text>
      <number:month number:textual="true"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26">
      <number:hours/>
      <number:text>:</number:text>
      <number:minutes number:style="long"/>
      <number:text> </number:text>
      <number:am-pm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number-style style:name="N157P0" style:volatile="true">
      <number:number number:decimal-places="2" number:min-decimal-places="1" number:min-integer-digits="1" number:decimal-replacement=""/>
    </number:number-style>
    <number:number-style style:name="N157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57">
      <number:number number:decimal-places="0" number:min-decimal-places="0" number:min-integer-digits="1"/>
      <style:map style:condition="value()&gt;0" style:apply-style-name="N157P0"/>
      <style:map style:condition="value()&lt;0" style:apply-style-name="N157P1"/>
    </number:number-style>
    <number:time-style style:name="N128">
      <number:minutes number:style="long"/>
      <number:text>:</number:text>
      <number:seconds number:style="long"/>
    </number:time-style>
    <number:date-style style:name="N14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59">
      <number:month number:textual="true"/>
      <number:text>-</number:text>
      <number:year/>
    </number:dat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time-style style:name="N131">
      <number:hours/>
      <number:text>:</number:text>
      <number:minutes number:style="long"/>
    </number:tim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time-style style:name="N134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3T16:57:14</meta:creation-date>
    <dc:date>2024-09-27T17:16:26.085756695</dc:date>
    <meta:editing-duration>PT10H15M41S</meta:editing-duration>
    <meta:editing-cycles>71</meta:editing-cycles>
    <meta:document-statistic meta:table-count="1" meta:cell-count="190" meta:object-count="0"/>
  </office:meta>
</office:document-meta>
</file>